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4000000891524FAFC58597709.png" manifest:media-type="image/png"/>
  <manifest:file-entry manifest:full-path="Pictures/10000000000003AD000001DA3635AD560FE8E5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6fd" officeooo:paragraph-rsid="0005f6fd"/>
    </style:style>
    <style:style style:name="P2" style:family="paragraph" style:parent-style-name="Standard">
      <style:text-properties officeooo:rsid="0005f6fd" officeooo:paragraph-rsid="0005f6fd"/>
    </style:style>
    <style:style style:name="T1" style:family="text">
      <style:text-properties officeooo:rsid="002cfd0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<text:span text:style-name="T1">08</text:span></text:p>
      <text:p text:style-name="P1"/>
      <text:p text:style-name="P1"><draw:frame draw:style-name="fr1" draw:name="Figura1" text:anchor-type="paragraph" svg:width="14.554cm" svg:height="7.331cm" draw:z-index="0"><draw:image xlink:href="Pictures/10000000000003AD000001DA3635AD560FE8E5D8.png" xlink:type="simple" xlink:show="embed" xlink:actuate="onLoad"/></draw:frame></text:p>
      <text:p text:style-name="P1"><draw:frame draw:style-name="fr2" draw:name="Figura2" text:anchor-type="paragraph" svg:width="17cm" svg:height="1.96cm" draw:z-index="1"><draw:image xlink:href="Pictures/10000000000004A4000000891524FAFC5859770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5:35:12.402000000</meta:creation-date>
    <dc:date>2018-03-08T07:49:45.105000000</dc:date>
    <meta:editing-duration>PT6H25M7S</meta:editing-duration>
    <meta:editing-cycles>40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1" meta:word-count="2" meta:character-count="8" meta:non-whitespace-character-count="7"/>
  </office:meta>
</office:document-meta>
</file>